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2000001222B0AB28C183E60DB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8813in" table:align="center" style:may-break-between-rows="false" style:writing-mode="lr-tb"/>
    </style:style>
    <style:style style:name="Table1.A" style:family="table-column">
      <style:table-column-properties style:column-width="6.8813in"/>
    </style:style>
    <style:style style:name="Table1.1" style:family="table-row">
      <style:table-row-properties style:min-row-height="0.25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Times New Roman" fo:font-weight="bold" style:font-weight-asian="bold" style:font-name-complex="Times New Roman"/>
    </style:style>
    <style:style style:name="P2" style:family="paragraph" style:parent-style-name="Standard">
      <style:paragraph-properties style:line-height-at-least="0.2264in" fo:orphans="0" fo:widows="0" style:text-autospace="non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style:line-height-at-least="0.1264in" fo:text-align="center" style:justify-single-word="false" fo:orphans="0" fo:widows="0" style:text-autospace="non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line-height="130%" fo:text-align="center" style:justify-single-word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style:line-height-at-least="0.2264in" fo:orphans="0" fo:widows="0" style:text-autospace="non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.1764in" fo:text-align="justify" style:justify-single-word="false" fo:orphans="0" fo:widows="0" style:text-autospace="none">
        <style:tab-stops>
          <style:tab-stop style:position="3.8764in" style:leader-style="dotted" style:leader-text="."/>
          <style:tab-stop style:position="5.9929in" style:leader-style="dotted" style:leader-text="."/>
        </style:tab-stops>
      </style:paragraph-properties>
      <style:text-properties style:font-name="Times New Roman" style:font-name-complex="Times New Roman"/>
    </style:style>
    <style:style style:name="P10" style:family="paragraph" style:parent-style-name="Standard">
      <style:paragraph-properties style:line-height-at-least="0.2528in" fo:text-align="justify" style:justify-single-word="false" fo:orphans="0" fo:widows="0" style:text-autospace="none">
        <style:tab-stops>
          <style:tab-stop style:position="2.5098in" style:leader-style="dotted" style:leader-text="."/>
          <style:tab-stop style:position="3.3165in" style:leader-style="dotted" style:leader-text="."/>
          <style:tab-stop style:position="3.6665in" style:leader-style="dotted" style:leader-text="."/>
          <style:tab-stop style:position="4.0098in" style:leader-style="dotted" style:leader-text="."/>
          <style:tab-stop style:position="4.6528in" style:leader-style="dotted" style:leader-text="."/>
          <style:tab-stop style:position="4.9929in" style:leader-style="dotted" style:leader-text="."/>
          <style:tab-stop style:position="5.3929in" style:leader-style="dotted" style:leader-text="."/>
          <style:tab-stop style:position="6.8028in" style:type="right" style:leader-style="dotted" style:leader-text="."/>
        </style:tab-stops>
      </style:paragraph-properties>
      <style:text-properties style:font-name="Times New Roman" style:font-name-complex="Times New Roman"/>
    </style:style>
    <style:style style:name="P11" style:family="paragraph" style:parent-style-name="Standard">
      <style:paragraph-properties style:line-height-at-least="0.1465in" fo:text-align="justify" style:justify-single-word="false" fo:orphans="0" fo:widows="0" style:text-autospace="none"/>
      <style:text-properties style:font-name="Times New Roman" style:font-name-complex="Times New Roman"/>
    </style:style>
    <style:style style:name="P12" style:family="paragraph" style:parent-style-name="Standard">
      <style:paragraph-properties style:line-height-at-least="0.1465in" fo:text-align="justify" style:justify-single-word="false" fo:orphans="0" fo:widows="0" style:text-autospace="none">
        <style:tab-stops>
          <style:tab-stop style:position="2.5398in" style:leader-style="dotted" style:leader-text="."/>
        </style:tab-stops>
      </style:paragraph-properties>
      <style:text-properties style:font-name="Times New Roman" style:font-name-complex="Times New Roman"/>
    </style:style>
    <style:style style:name="P13" style:family="paragraph" style:parent-style-name="Standard">
      <style:paragraph-properties style:line-height-at-least="0.15in" fo:text-align="justify" style:justify-single-word="false" fo:orphans="0" fo:widows="0" style:text-autospace="none">
        <style:tab-stops>
          <style:tab-stop style:position="2.5398in" style:leader-style="dotted" style:leader-text="."/>
        </style:tab-stops>
      </style:paragraph-properties>
      <style:text-properties style:font-name="Times New Roman" style:font-name-complex="Times New Roman"/>
    </style:style>
    <style:style style:name="P14" style:family="paragraph" style:parent-style-name="Standard">
      <style:paragraph-properties style:line-height-at-least="0.1665in" fo:text-align="justify" style:justify-single-word="false" fo:orphans="0" fo:widows="0" style:text-autospace="none">
        <style:tab-stops>
          <style:tab-stop style:position="3.3929in" style:leader-style="dotted" style:leader-text="."/>
        </style:tab-stops>
      </style:paragraph-properties>
      <style:text-properties style:font-name="Times New Roman" style:font-name-complex="Times New Roman"/>
    </style:style>
    <style:style style:name="P15" style:family="paragraph" style:parent-style-name="Standard">
      <style:paragraph-properties style:line-height-at-least="0.1665in" fo:text-align="justify" style:justify-single-word="false" fo:orphans="0" fo:widows="0" style:text-autospace="none"/>
      <style:text-properties style:font-name="Times New Roman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Times New Roman" style:font-size-complex="8pt"/>
    </style:style>
    <style:style style:name="P17" style:family="paragraph" style:parent-style-name="Standard">
      <style:paragraph-properties style:line-height-at-least="0.1264in" fo:text-align="center" style:justify-single-word="false" fo:orphans="0" fo:widows="0" style:text-autospace="none"/>
      <style:text-properties style:font-name="Times New Roman" fo:font-size="8pt" fo:font-weight="bold" style:font-size-asian="8pt" style:font-weight-asian="bold" style:font-name-complex="Times New Roman" style:font-size-complex="8pt" style:font-weight-complex="bold"/>
    </style:style>
    <style:style style:name="P18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19" style:family="paragraph" style:parent-style-name="Standard">
      <style:paragraph-properties fo:text-align="center" style:justify-single-word="false"/>
      <style:text-properties style:font-name="Times New Roman" fo:letter-spacing="0.0555in" fo:font-weight="bold" style:font-name-asian="Times New Roman" style:font-weight-asian="bold" style:font-name-complex="Times New Roman" style:font-size-complex="10pt"/>
    </style:style>
    <style:style style:name="P20" style:family="paragraph" style:parent-style-name="Standard">
      <style:paragraph-properties style:line-height-at-least="0.1665in" fo:text-align="justify" style:justify-single-word="false" fo:orphans="0" fo:widows="0" style:text-autospace="none"/>
    </style:style>
    <style:style style:name="P21" style:family="paragraph" style:parent-style-name="Standard" style:list-style-name="WW8Num3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</style:style>
    <style:style style:name="P22" style:family="paragraph" style:parent-style-name="Standard" style:list-style-name="WW8Num3">
      <style:paragraph-properties fo:margin-left="0.2957in" fo:margin-right="0in" fo:text-align="justify" style:justify-single-word="false" fo:text-indent="-0.2957in" style:auto-text-indent="false">
        <style:tab-stops>
          <style:tab-stop style:position="0.2957in"/>
        </style:tab-stops>
      </style:paragraph-properties>
      <style:text-properties style:font-name="Times New Roman" style:font-name-complex="Times New Roman"/>
    </style:style>
    <style:style style:name="P23" style:family="paragraph" style:parent-style-name="Standard" style:list-style-name="WW8Num2">
      <style:paragraph-properties fo:margin-left="0.2957in" fo:margin-right="0in" style:line-height-at-least="0.1728in" fo:text-align="justify" style:justify-single-word="false" fo:orphans="0" fo:widows="0" fo:text-indent="-0.2957in" style:auto-text-indent="false" style:text-autospace="none">
        <style:tab-stops>
          <style:tab-stop style:position="0.2957in"/>
        </style:tab-stops>
      </style:paragraph-properties>
      <style:text-properties style:font-name="Times New Roman" style:font-name-complex="Times New Roman"/>
    </style:style>
    <style:style style:name="P24" style:family="paragraph" style:parent-style-name="Standard" style:list-style-name="WW8Num2">
      <style:paragraph-properties fo:margin-left="0.2957in" fo:margin-right="0in" style:line-height-at-least="0.1728in" fo:text-align="justify" style:justify-single-word="false" fo:orphans="0" fo:widows="0" fo:text-indent="-0.2957in" style:auto-text-indent="false" style:text-autospace="none">
        <style:tab-stops>
          <style:tab-stop style:position="0.2957in"/>
        </style:tab-stops>
      </style:paragraph-properties>
    </style:style>
    <style:style style:name="P25" style:family="paragraph" style:parent-style-name="Standard" style:list-style-name="WW8Num4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26" style:family="paragraph" style:parent-style-name="Standard" style:list-style-name="WW8Num4">
      <style:paragraph-properties fo:margin-left="0.248in" fo:margin-right="0in" fo:margin-top="0.0555in" fo:margin-bottom="0in" loext:contextual-spacing="false" fo:text-align="justify" style:justify-single-word="false" fo:text-indent="-0.248in" style:auto-text-indent="false">
        <style:tab-stops>
          <style:tab-stop style:position="0.25in"/>
        </style:tab-stops>
      </style:paragraph-properties>
    </style:style>
    <style:style style:name="P27" style:family="paragraph" style:parent-style-name="Standard" style:list-style-name="WW8Num4">
      <style:paragraph-properties fo:margin-left="0.248in" fo:margin-right="0in" fo:margin-top="0.0555in" fo:margin-bottom="0in" loext:contextual-spacing="false" fo:text-align="justify" style:justify-single-word="false" fo:text-indent="-0.248in" style:auto-text-indent="false">
        <style:tab-stops>
          <style:tab-stop style:position="0.25in"/>
        </style:tab-stops>
      </style:paragraph-properties>
      <style:text-properties style:font-name="Times New Roman" style:font-name-complex="Times New Roman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weight="bold" style:font-weight-asian="bold" style:font-name-complex="Times New Roman"/>
    </style:style>
    <style:style style:name="P29" style:family="paragraph" style:parent-style-name="Header">
      <style:text-properties style:font-name="Times New Roman" fo:font-weight="bold" style:font-weight-asian="bold" style:font-name-complex="Times New Roman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ize="8pt" fo:font-weight="bold" style:font-size-asian="8pt" style:font-weight-asian="bold" style:font-name-complex="Times New Roman" style:font-size-complex="8pt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T6" style:family="text">
      <style:text-properties style:font-name="Times New Roman" style:font-name-asian="Times New Roman" style:font-name-complex="Times New Roman" style:font-size-complex="10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-asian="Times New Roman" style:font-size-complex="10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Modulo di adesione alle attività di alternanza scuola-lavoro</text:p>
          </table:table-cell>
        </table:table-row>
      </table:table>
      <text:p text:style-name="P8"/>
      <text:p text:style-name="P2"/>
      <text:p text:style-name="P9">Il/a sottoscritto/a <text:s/><text:tab/>.. nato a ……………...………………….. </text:p>
      <text:p text:style-name="P9">il ................…….. residente a <text:tab/>.. in via <text:tab/>………... n° ……., frequentante la classe……………..<text:tab/>in procinto di frequentare uno stage nel periodo dal ............................ al ............................ presso l'Azienda/Ente<text:tab/>...................................................................</text:p>
      <text:p text:style-name="P10"/>
      <text:p text:style-name="P5">DICHIARA</text:p>
      <text:p text:style-name="P16"/>
      <text:list xml:id="list424538920" text:style-name="WW8Num3">
        <text:list-item>
          <text:p text:style-name="P21"><text:span text:style-name="T3">di essere a conoscenza che le attività che andrà a svolgere costituiscono parte integrante del percorso formativo;</text:span></text:p>
        </text:list-item>
        <text:list-item>
          <text:p text:style-name="P22">di essere a conoscenza che la partecipazione al progetto di alternanza scuola lavoro non comporta alcun legame diretto tra il sottoscritto e l’azienda in questione e che ogni rapporto con l’azienda stessa cesserà al termine di questo periodo:</text:p>
        </text:list-item>
        <text:list-item>
          <text:p text:style-name="P21"><text:span text:style-name="T3">di essere stato informato in materia di sicurezza sui luoghi di lavoro (D.Lgs. 81/08 e successive modificazioni);</text:span></text:p>
        </text:list-item>
        <text:list-item>
          <text:p text:style-name="P22">di essere a conoscenza che, nel caso si dovessero verificare episodi di particolare gravità, questi potrebbero portare alla sospensione dello tirocinio formativo;</text:p>
        </text:list-item>
        <text:list-item>
          <text:p text:style-name="P22">di essere a conoscenza che nessun compenso gli è dovuto in conseguenza della sua partecipazione al programma di alternanza scuola lavoro;</text:p>
        </text:list-item>
        <text:list-item>
          <text:p text:style-name="P22">di essere a conoscenza che lo stage non comporta impegno di assunzione presente o futuro da parte dell’azienda;</text:p>
        </text:list-item>
        <text:list-item>
          <text:p text:style-name="P22">di essere a conoscenza delle coperture assicurative </text:p>
        </text:list-item>
      </text:list>
      <text:p text:style-name="P10"/>
      <text:p text:style-name="P3">SI IMPEGNA</text:p>
      <text:p text:style-name="P17"/>
      <text:list xml:id="list328895870" text:style-name="WW8Num2">
        <text:list-item>
          <text:p text:style-name="P23">a rispettare rigorosamente gli orari di stage stabiliti dall' azienda; </text:p>
        </text:list-item>
        <text:list-item>
          <text:p text:style-name="P23">a seguire le indicazioni dei tutor e fare riferimento ad essi per qualsiasi esigenza o evenienza; </text:p>
        </text:list-item>
        <text:list-item>
          <text:p text:style-name="P24"><text:span text:style-name="T3">ad avvisare tempestivamente sia il tutor aziendale che quello scolastico se impossibilitato a recarsi nel luogo del tirocinio; a giustificare l’assenza una volta rientrato a scuola</text:span></text:p>
        </text:list-item>
        <text:list-item>
          <text:p text:style-name="P23">a tenere un comportamento rispettoso nei riguardi di tutte le persone con le quali verrà a contatto in Azienda; </text:p>
        </text:list-item>
        <text:list-item>
          <text:p text:style-name="P23">a completare in tutte le sue parti, l'apposito registro di presenza in azienda; </text:p>
        </text:list-item>
        <text:list-item>
          <text:p text:style-name="P23">a raggiungere autonomamente la sede del soggetto ospitante in cui si svolgerà il tirocinio; </text:p>
        </text:list-item>
        <text:list-item>
          <text:p text:style-name="P23">di adottare per tutta la durata dello stage le norme sulla sicurezza e quelle in materia di privacy.</text:p>
        </text:list-item>
      </text:list>
      <text:p text:style-name="P18"/>
      <text:p text:style-name="P18"><text:soft-page-break/>NOTE ORGANIZZATIVE:</text:p>
      <text:p text:style-name="P18"/>
      <text:list xml:id="list1344251126" text:style-name="WW8Num4">
        <text:list-item>
          <text:p text:style-name="P25"><text:span text:style-name="T3">Il giorno </text:span><text:span text:style-name="T2">……………. </text:span><text:span text:style-name="T3">l’alunno si presenterà in struttura alle ore </text:span><text:span text:style-name="T2">………..</text:span><text:span text:style-name="T3">e nei giorni successivi rispetterà l’orario <text:s/>riportato nel progetto formativo</text:span></text:p>
        </text:list-item>
        <text:list-item>
          <text:p text:style-name="P27">Per qualsiasi problema si rivolgerà preliminarmente e direttamente al tutor scolastico ………………………………….</text:p>
        </text:list-item>
        <text:list-item>
          <text:p text:style-name="P27">Ogni giorno l’alunno dovrà compilare il quaderno dello studente che riporta le attività svolte giornalmente </text:p>
        </text:list-item>
        <text:list-item>
          <text:p text:style-name="P26"><text:span text:style-name="T3">Durante il periodo di stage i Docenti tutor manterranno regolarmente i contatti con gli studenti </text:span></text:p>
        </text:list-item>
        <text:list-item>
          <text:p text:style-name="P26"><text:span text:style-name="T3">Tutti i documenti (registro e copia del progetto formativo) dovranno essere riconsegnati al tutor scolastico.</text:span></text:p>
        </text:list-item>
      </text:list>
      <text:p text:style-name="P7"/>
      <text:p text:style-name="P11"/>
      <text:p text:style-name="P11">Data........................................................</text:p>
      <text:p text:style-name="P11"/>
      <text:p text:style-name="P11"/>
      <text:p text:style-name="P11"/>
      <text:p text:style-name="P13">Firma studente<text:tab/>..</text:p>
      <text:p text:style-name="P13"/>
      <text:p text:style-name="P14"/>
      <text:p text:style-name="P14"/>
      <text:p text:style-name="P14"/>
      <text:p text:style-name="P14"/>
      <text:p text:style-name="P14">Il sottoscritto ………………………………… genitore dell'alunno.............................................</text:p>
      <text:p text:style-name="P20"><text:span text:style-name="T3">dichiara di aver preso visione di quanto riportato nella presente nota, di autorizzare il proprio figlio a partecipare alle attività previste dal progetto e anche, se necessario, a svolgere attività legate ad esso fuori dalla sede dell’azienda, nel territorio circostante, spostandosi con i mezzi della società presso la quale si svolge il periodo di alternanza. </text:span></text:p>
      <text:p text:style-name="P15"/>
      <text:p text:style-name="P12"/>
      <text:p text:style-name="P12"/>
      <text:p text:style-name="P12">Firma genitore <text:tab/>.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family-generic="roman" style:font-pitch="variable" fo:font-size="12pt" fo:language="it" fo:country="IT" style:font-name-asian="MS Mincho" style:font-family-asian="'MS Mincho', 'ＭＳ 明朝'" style:font-family-generic-asian="moder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16pt" fo:language="none" fo:country="none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one" fo:country="none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Sottotitolo_20_Carattere" style:display-name="Sottotitolo Carattere" style:family="tex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0pt"/>
    </style:style>
    <style:style style:name="Corpo_20_testo_20_Carattere" style:display-name="Corpo testo Carattere" style:family="text" style:parent-style-name="Car._20_predefinito_20_paragrafo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" fo:letter-spacing="0.0555in" fo:font-weight="bold" style:font-name-asian="Times New Roman" style:font-weight-asian="bold" style:font-name-complex="Times New Roman" style:font-size-complex="10pt"/>
    </style:style>
    <style:style style:name="MP2" style:family="paragraph" style:parent-style-name="Standard">
      <style:paragraph-properties fo:line-height="130%" fo:text-align="center" style:justify-single-word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MP3" style:family="paragraph" style:parent-style-name="Header">
      <style:text-properties style:font-name="Times New Roman" fo:font-weight="bold" style:font-weight-asian="bold" style:font-name-complex="Times New Roman" style:font-weight-complex="bol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1.2799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bottom="0.257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3.3327in" svg:y="0.002in" svg:width="0.9681in" svg:height="0.9681in" draw:z-index="1"><draw:image xlink:href="Pictures/1000000000000122000001222B0AB28C183E60DB.jpg" xlink:type="simple" xlink:show="embed" xlink:actuate="onLoad" loext:mime-type="image/jpeg"/></draw:frame></text:p>
        <text:p text:style-name="MP1"/>
        <text:p text:style-name="MP1"><text:s text:c="7"/></text:p>
        <text:p text:style-name="MP2">ISTITUTO DI ISTRUZIONE SUPERIORE "GUGLIELMO MARCONI" - RMIS112007</text:p>
        <text:p text:style-name="MP2">ISTITUTO TECNICO SETTORE TECNOLOGICO - RMTF11201Q</text:p>
        <text:p text:style-name="MP2">LICEO SCIENTIFICO opzione SCIENZE APPLICATE e </text:p>
        <text:p text:style-name="MP2">ad INDIRIZZO SPORTIVO - RMPS11201N</text:p>
        <text:p text:style-name="MP2">Via Ciro Corradetti 2  00053 Civitavecchia (RM)  Distretto n. 29   C.F. 91069300589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Marina</meta:initial-creator>
    <meta:creation-date>2016-09-15T22:01:00</meta:creation-date>
    <dc:creator>karen colosi</dc:creator>
    <dc:date>2018-10-03T15:55:00</dc:date>
    <meta:print-date>2017-01-27T13:00:00</meta:print-date>
    <meta:editing-cycles>9</meta:editing-cycles>
    <meta:editing-duration>PT58M</meta:editing-duration>
    <meta:document-statistic meta:table-count="1" meta:image-count="1" meta:object-count="0" meta:page-count="2" meta:paragraph-count="36" meta:word-count="503" meta:character-count="3527" meta:non-whitespace-character-count="3050"/>
    <meta:generator>LibreOffice/6.1.2.1$MacOSX_X86_64 LibreOffice_project/65905a128db06ba48db947242809d14d3f9a93fe</meta:generator>
  </office:meta>
</office:document-meta>
</file>